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02a08" officeooo:paragraph-rsid="00202a08" style:font-name-complex="IRANSans"/>
    </style:style>
    <style:style style:name="P2" style:family="paragraph" style:parent-style-name="Standard" style:master-page-name="">
      <style:paragraph-properties fo:text-align="end" style:justify-single-word="false" style:page-number="auto"/>
      <style:text-properties officeooo:rsid="001ff2ff" officeooo:paragraph-rsid="001ff2ff" style:font-name-complex="IRANSans"/>
    </style:style>
    <style:style style:name="P3" style:family="paragraph" style:parent-style-name="Standard">
      <style:paragraph-properties fo:text-align="end" style:justify-single-word="false"/>
      <style:text-properties officeooo:rsid="00205be6" officeooo:paragraph-rsid="00205be6" style:font-name-complex="IRANSans"/>
    </style:style>
    <style:style style:name="P4" style:family="paragraph" style:parent-style-name="Standard">
      <style:paragraph-properties fo:text-align="end" style:justify-single-word="false"/>
      <style:text-properties officeooo:rsid="00210dc6" officeooo:paragraph-rsid="00218046" style:font-name-complex="IRANSans"/>
    </style:style>
    <style:style style:name="P5" style:family="paragraph" style:parent-style-name="Standard">
      <style:paragraph-properties fo:text-align="end" style:justify-single-word="false"/>
      <style:text-properties officeooo:rsid="0022b62f" officeooo:paragraph-rsid="0022b62f" style:font-name-complex="IRANSans"/>
    </style:style>
    <style:style style:name="P6" style:family="paragraph" style:parent-style-name="Standard">
      <style:paragraph-properties fo:text-align="end" style:justify-single-word="false"/>
      <style:text-properties officeooo:rsid="0023af62" officeooo:paragraph-rsid="0023af62" style:font-name-complex="IRANSans"/>
    </style:style>
    <style:style style:name="P7" style:family="paragraph" style:parent-style-name="Standard">
      <style:paragraph-properties fo:text-align="end" style:justify-single-word="false"/>
      <style:text-properties officeooo:rsid="00248de8" officeooo:paragraph-rsid="00248de8" style:font-name-complex="IRANSans"/>
    </style:style>
    <style:style style:name="P8" style:family="paragraph" style:parent-style-name="Standard">
      <style:paragraph-properties fo:text-align="end" style:justify-single-word="false"/>
      <style:text-properties officeooo:rsid="0028c544" officeooo:paragraph-rsid="0028c544" style:font-name-complex="IRANSans"/>
    </style:style>
    <style:style style:name="P9" style:family="paragraph" style:parent-style-name="Standard">
      <style:paragraph-properties fo:text-align="end" style:justify-single-word="false"/>
      <style:text-properties officeooo:rsid="002bae25" officeooo:paragraph-rsid="002bae25" style:font-name-complex="IRANSans"/>
    </style:style>
    <style:style style:name="P10" style:family="paragraph" style:parent-style-name="Standard">
      <style:paragraph-properties fo:text-align="end" style:justify-single-word="false"/>
      <style:text-properties officeooo:rsid="002d8750" officeooo:paragraph-rsid="002d8750" style:font-name-complex="IRANSans"/>
    </style:style>
    <style:style style:name="P11" style:family="paragraph" style:parent-style-name="Standard">
      <style:paragraph-properties fo:text-align="end" style:justify-single-word="false"/>
      <style:text-properties officeooo:rsid="002efbb2" officeooo:paragraph-rsid="002efbb2" style:font-name-complex="IRANSans"/>
    </style:style>
    <style:style style:name="P12" style:family="paragraph" style:parent-style-name="Standard">
      <style:paragraph-properties fo:text-align="end" style:justify-single-word="false"/>
      <style:text-properties officeooo:rsid="002f2b36" officeooo:paragraph-rsid="002f2b36" style:font-name-complex="IRANSans"/>
    </style:style>
    <style:style style:name="P13" style:family="paragraph" style:parent-style-name="Standard">
      <style:paragraph-properties fo:text-align="end" style:justify-single-word="false"/>
      <style:text-properties officeooo:rsid="002f719c" officeooo:paragraph-rsid="002f719c" style:font-name-complex="IRANSans"/>
    </style:style>
    <style:style style:name="T1" style:family="text">
      <style:text-properties officeooo:rsid="00205be6"/>
    </style:style>
    <style:style style:name="T2" style:family="text">
      <style:text-properties officeooo:rsid="00218046"/>
    </style:style>
    <style:style style:name="T3" style:family="text">
      <style:text-properties officeooo:rsid="0025e77d"/>
    </style:style>
    <style:style style:name="T4" style:family="text">
      <style:text-properties officeooo:rsid="0029f8f5"/>
    </style:style>
    <style:style style:name="T5" style:family="text">
      <style:text-properties officeooo:rsid="00308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تغییر مقادیر نوع اعتبار سنجی در جدول اعتبارسنجی</text:p>
      <text:p text:style-name="P1">تغییر سایز فیلد کلمه عبور به ۶۴ کاراکتر</text:p>
      <text:p text:style-name="P3">تغییر سایز فیلد نام خصوصیت در جدول داده های اضافی کاربران <text:span text:style-name="T2">به ۵۰۰ کاراکتر</text:span></text:p>
      <text:p text:style-name="P4">افزودن فیلد توضیحات اضافی <text:span text:style-name="T1">در جدول داده های اضافی کاربران</text:span></text:p>
      <text:p text:style-name="P5">افزایش سایز فیلد آدرس در جدول ضمیمه ها به ۱۰۰۰ کاراکتر</text:p>
      <text:p text:style-name="P6">افزودن قابلیت ثبت مقادیر نال برای فیلدهای جدول ضمیمه ها</text:p>
      <text:p text:style-name="P7">تصحیح زبان فیلدهای دیتابیس <text:span text:style-name="T3">از فارسی</text:span> به <text:span text:style-name="T3">چند زبانه عدم حساس به بزرگی و کوچکی حروف</text:span></text:p>
      <text:p text:style-name="P8">تغییر نام فیلدهای والد<text:span text:style-name="T4">در همه جدول ها</text:span> از پدر به والد</text:p>
      <text:p text:style-name="P9">افزودن فیلد تعداد به جدول نوشته ها و دیدگاه ها و فایل های ضمیمه</text:p>
      <text:p text:style-name="P10">تغییر نام فیلدهای سطر به ردیف</text:p>
      <text:p text:style-name="P11">حذف فیلد سرور و پوشه از جدول فایل های ضمیمه</text:p>
      <text:p text:style-name="P12">افزودن جدول فایل ها</text:p>
      <text:p text:style-name="P12">افزودن جدول تیکه های فایل</text:p>
      <text:p text:style-name="P13"><text:span text:style-name="T5">تصحیح </text:span>مقادیر <text:span text:style-name="T5">فیلد نوع اعتبارسنج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2:36:01.387045843</meta:creation-date>
    <dc:date>2015-02-01T14:26:04.150764906</dc:date>
    <meta:editing-duration>PT27M57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132" meta:character-count="664" meta:non-whitespace-character-count="546"/>
  </office:meta>
</office:document-meta>
</file>